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DescriptorsDOMSource.setSource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OMSource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OMSource.execute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62">
            <text:p text:style-name="Table_20_Contents">162</text:p>
          </table:table-cell>
        </table:table-row>
        <table:table-row>
          <table:table-cell office:value-type="string">
            <text:p text:style-name="Table_20_Contents">MbeansDescriptorsDOMSource.setRegistry(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DescriptorsDOMSource.loadDescriptors( Registry registry , String location , String type ,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DescriptorsDOMSource.setLocation( String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